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268240EB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0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35cm" fo:min-width="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63cm" fo:min-width="8.19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63cm" fo:min-width="10.10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14.551cm" svg:x="0.454cm" svg:y="3.225cm">
          <draw:image xlink:href="Pictures/1000020100000400000002268240EB61.png" xlink:type="simple" xlink:show="embed" xlink:actuate="onLoad">
            <text:p/>
          </draw:image>
        </draw:frame>
        <draw:custom-shape draw:style-name="gr2" draw:text-style-name="P1" xml:id="id2" draw:id="id2" draw:layer="measurelines" svg:width="1.5cm" svg:height="0.6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measurelines" svg:width="5.6cm" svg:height="0.7cm" svg:x="3.6cm" svg:y="13.406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measurelines" svg:width="8.798cm" svg:height="1.113cm" svg:x="5.77cm" svg:y="2.1cm">
          <draw:text-box>
            <text:p>❶ [表示]をクリックします</text:p>
          </draw:text-box>
        </draw:frame>
        <draw:frame draw:style-name="gr5" xml:id="id4" draw:id="id4" draw:layer="measurelines" svg:width="10.703cm" svg:height="1.113cm" svg:x="10.6cm" svg:y="13.2cm">
          <draw:text-box>
            <text:p>❷ [サイドバー]をクリックします</text:p>
          </draw:text-box>
        </draw:frame>
        <draw:connector draw:style-name="gr6" draw:text-style-name="P1" draw:layer="measurelines" svg:x1="5.77cm" svg:y1="2.656cm" svg:x2="4.25cm" svg:y2="3.8cm" draw:start-shape="id1" draw:start-glue-point="3" draw:end-shape="id2" draw:end-glue-point="0" svg:d="M5770 2656h-1520v1144" svg:viewBox="0 0 1521 1145">
          <text:p/>
        </draw:connector>
        <draw:connector draw:style-name="gr6" draw:text-style-name="P1" draw:layer="measurelines" svg:x1="9.2cm" svg:y1="13.756cm" svg:x2="10.6cm" svg:y2="13.756cm" draw:start-shape="id3" draw:start-glue-point="1" draw:end-shape="id4" draw:end-glue-point="3" svg:d="M9200 13756h1400" svg:viewBox="0 0 1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20:09:59.471586300</meta:creation-date>
    <dc:date>2014-11-20T14:19:28.786653852</dc:date>
    <dc:creator>NOGATA Jun</dc:creator>
    <meta:editing-duration>PT2M13S</meta:editing-duration>
    <meta:editing-cycles>3</meta:editing-cycles>
    <meta:generator>LibreOffice/4.3.3.2$Linux_X86_64 LibreOffice_project/430m0$Build-2</meta:generator>
    <meta:document-statistic meta:object-count="7"/>
  </office:meta>
</office:document-meta>
</file>